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7cm"/>
    </style:style>
    <style:style style:name="co2" style:family="table-column">
      <style:table-column-properties fo:break-before="auto" style:column-width="10.938cm"/>
    </style:style>
    <style:style style:name="co3" style:family="table-column">
      <style:table-column-properties fo:break-before="auto" style:column-width="1.753cm"/>
    </style:style>
    <style:style style:name="co4" style:family="table-column">
      <style:table-column-properties fo:break-before="auto" style:column-width="1.586cm"/>
    </style:style>
    <style:style style:name="co5" style:family="table-column">
      <style:table-column-properties fo:break-before="auto" style:column-width="1.392cm"/>
    </style:style>
    <style:style style:name="co6" style:family="table-column">
      <style:table-column-properties fo:break-before="auto" style:column-width="5.027cm"/>
    </style:style>
    <style:style style:name="co7" style:family="table-column">
      <style:table-column-properties fo:break-before="auto" style:column-width="3.445cm"/>
    </style:style>
    <style:style style:name="co8" style:family="table-column">
      <style:table-column-properties fo:break-before="auto" style:column-width="9.641cm"/>
    </style:style>
    <style:style style:name="co9"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Blad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text:p>name</text:p>
          </table:table-cell>
          <table:table-cell table:style-name="ce1" office:value-type="string">
            <text:p>opdrachtgever</text:p>
          </table:table-cell>
          <table:table-cell table:style-name="ce1" office:value-type="string">
            <text:p>id_object</text:p>
          </table:table-cell>
          <table:table-cell table:style-name="ce1" office:value-type="string">
            <text:p>id_object</text:p>
          </table:table-cell>
          <table:table-cell table:style-name="ce1" office:value-type="string">
            <text:p>id_state</text:p>
          </table:table-cell>
          <table:table-cell table:style-name="ce1" office:value-type="string">
            <text:p>id_werkopdracht</text:p>
          </table:table-cell>
          <table:table-cell table:style-name="ce1" office:value-type="string">
            <text:p>locale</text:p>
          </table:table-cell>
          <table:table-cell table:style-name="ce1" office:value-type="string">
            <text:p>rol</text:p>
          </table:table-cell>
          <table:table-cell table:style-name="ce1" office:value-type="string">
            <text:p>opdrachtformulering</text:p>
          </table:table-cell>
          <table:table-cell table:style-name="ce1" office:value-type="string">
            <text:p>werkzaamheden</text:p>
          </table:table-cell>
          <table:table-cell table:style-name="ce1" table:number-columns-repeated="1014"/>
        </table:table-row>
        <table:table-row table:style-name="ro2">
          <table:table-cell office:value-type="string">
            <text:p>Afief.Sjukur</text:p>
          </table:table-cell>
          <table:table-cell office:value-type="string">
            <text:p>KPN Bitstream</text:p>
          </table:table-cell>
          <table:table-cell office:value-type="string">
            <text:p>2468</text:p>
          </table:table-cell>
          <table:table-cell table:number-columns-repeated="2" office:value-type="string">
            <text:p>2469</text:p>
          </table:table-cell>
          <table:table-cell office:value-type="string">
            <text:p>2468</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Menno.Loggere</text:p>
          </table:table-cell>
          <table:table-cell office:value-type="string">
            <text:p>Agentschap BPR</text:p>
          </table:table-cell>
          <table:table-cell office:value-type="string">
            <text:p>3510</text:p>
          </table:table-cell>
          <table:table-cell table:number-columns-repeated="2" office:value-type="string">
            <text:p>3511</text:p>
          </table:table-cell>
          <table:table-cell office:value-type="string">
            <text:p>3510</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Menno.Loggere</text:p>
          </table:table-cell>
          <table:table-cell office:value-type="string">
            <text:p>Agentschap BPR</text:p>
          </table:table-cell>
          <table:table-cell office:value-type="string">
            <text:p>3523</text:p>
          </table:table-cell>
          <table:table-cell table:number-columns-repeated="2" office:value-type="string">
            <text:p>3524</text:p>
          </table:table-cell>
          <table:table-cell office:value-type="string">
            <text:p>3523</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Menno.Loggere</text:p>
          </table:table-cell>
          <table:table-cell office:value-type="string">
            <text:p>Actuera</text:p>
          </table:table-cell>
          <table:table-cell office:value-type="string">
            <text:p>3544</text:p>
          </table:table-cell>
          <table:table-cell table:number-columns-repeated="2" office:value-type="string">
            <text:p>3545</text:p>
          </table:table-cell>
          <table:table-cell office:value-type="string">
            <text:p>3544</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Nora.Visser</text:p>
          </table:table-cell>
          <table:table-cell office:value-type="string">
            <text:p>Centrale Branchevereniging Wonen</text:p>
          </table:table-cell>
          <table:table-cell office:value-type="string">
            <text:p>4694</text:p>
          </table:table-cell>
          <table:table-cell table:number-columns-repeated="2" office:value-type="string">
            <text:p>4695</text:p>
          </table:table-cell>
          <table:table-cell office:value-type="string">
            <text:p>4694</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Peter.Emmerich</text:p>
          </table:table-cell>
          <table:table-cell office:value-type="string">
            <text:p>Maseto</text:p>
          </table:table-cell>
          <table:table-cell office:value-type="string">
            <text:p>4885</text:p>
          </table:table-cell>
          <table:table-cell table:number-columns-repeated="2" office:value-type="string">
            <text:p>4886</text:p>
          </table:table-cell>
          <table:table-cell office:value-type="string">
            <text:p>4885</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Peter.Emmerich</text:p>
          </table:table-cell>
          <table:table-cell office:value-type="string">
            <text:p>ING Westland Utrecht</text:p>
          </table:table-cell>
          <table:table-cell office:value-type="string">
            <text:p>4918</text:p>
          </table:table-cell>
          <table:table-cell table:number-columns-repeated="2" office:value-type="string">
            <text:p>4919</text:p>
          </table:table-cell>
          <table:table-cell office:value-type="string">
            <text:p>4918</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Roeland.Dillen</text:p>
          </table:table-cell>
          <table:table-cell office:value-type="string">
            <text:p>Gemeente Amsterdam</text:p>
          </table:table-cell>
          <table:table-cell office:value-type="string">
            <text:p>6907</text:p>
          </table:table-cell>
          <table:table-cell office:value-type="string">
            <text:p>6909</text:p>
          </table:table-cell>
          <table:table-cell office:value-type="string">
            <text:p>6912</text:p>
          </table:table-cell>
          <table:table-cell office:value-type="string">
            <text:p>6907</text:p>
          </table:table-cell>
          <table:table-cell office:value-type="string">
            <text:p>nl_NL</text:p>
          </table:table-cell>
          <table:table-cell office:value-type="string">
            <text:p>Projectmanager Infrastructuur</text:p>
          </table:table-cell>
          <table:table-cell office:value-type="string">
            <text:p>NULL</text:p>
          </table:table-cell>
          <table:table-cell office:value-type="string">
            <text:p>Deze opdracht bestond uit twee onderdelen. Het eerste was de overdracht van een nieuw, milieuvriendelijk datacenter aan zowel de floor manager van facilitair bedrijf Amsterdam en aan de ICT-afdeling van Amsterdam, die de gebruikers zijn van deze ruimte. Die overdracht bestond specifiek uit het geven van voorlichting over de beschikbare beheer – en monitortools van het datacenter, Plaatsen van hardware (servers, netwerk) en het bieden van instructie en begeleiding bij het in gebruik nemen daarvan. Met name het waarborgen van de efficiency en het groene karakter van het datacenter was een belangrijk aspect bij dit opdrachtonderdeel. Het tweede deel van de opdracht bestond uit het op elkaar afstemmen van de nieuwe (ICT) processen en systemen van de beide afdelingen.</text:p>
          </table:table-cell>
          <table:table-cell table:number-columns-repeated="1014"/>
        </table:table-row>
        <table:table-row table:style-name="ro2">
          <table:table-cell office:value-type="string">
            <text:p>Gijs.van.Steenis</text:p>
          </table:table-cell>
          <table:table-cell office:value-type="string">
            <text:p>Unilever Research (UK)</text:p>
          </table:table-cell>
          <table:table-cell office:value-type="string">
            <text:p>7643</text:p>
          </table:table-cell>
          <table:table-cell table:number-columns-repeated="2" office:value-type="string">
            <text:p>7644</text:p>
          </table:table-cell>
          <table:table-cell office:value-type="string">
            <text:p>7643</text:p>
          </table:table-cell>
          <table:table-cell office:value-type="string">
            <text:p>uk_UK</text:p>
          </table:table-cell>
          <table:table-cell table:number-columns-repeated="3" office:value-type="string">
            <text:p>NULL</text:p>
          </table:table-cell>
          <table:table-cell table:number-columns-repeated="1014"/>
        </table:table-row>
        <table:table-row table:style-name="ro2">
          <table:table-cell office:value-type="string">
            <text:p>Jac.Groot</text:p>
          </table:table-cell>
          <table:table-cell office:value-type="string">
            <text:p>Diverse klanten en opdrachtgevers (BSO/Origin, via uitzendbureau)</text:p>
          </table:table-cell>
          <table:table-cell office:value-type="string">
            <text:p>8838</text:p>
          </table:table-cell>
          <table:table-cell table:number-columns-repeated="2" office:value-type="string">
            <text:p>8839</text:p>
          </table:table-cell>
          <table:table-cell office:value-type="string">
            <text:p>8838</text:p>
          </table:table-cell>
          <table:table-cell office:value-type="string">
            <text:p>uk_UK</text:p>
          </table:table-cell>
          <table:table-cell table:number-columns-repeated="3" office:value-type="string">
            <text:p>NULL</text:p>
          </table:table-cell>
          <table:table-cell table:number-columns-repeated="10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9">09-09-2011</text:date>, <text:time>23:55:3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1-09-09T23:55:37.34</dc:date>
    <dc:creator>Rob Bosman</dc:creator>
    <meta:editing-duration>PT14S</meta:editing-duration>
    <meta:editing-cycles>1</meta:editing-cycles>
    <meta:document-statistic meta:table-count="1" meta:cell-count="110" meta:object-count="0"/>
  </office:meta>
</office:document-meta>
</file>